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7.9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DejaVu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Map ID</text:p>
          </table:table-cell>
          <table:table-cell table:style-name="ce1" office:value-type="string" calcext:value-type="string">
            <text:p>Zuordnung</text:p>
          </table:table-cell>
          <table:table-cell table:style-name="ce1"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GB Tastatur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errbildschirm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pTop Rückseite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iano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ano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ano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imbafon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rimbafon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DV Banner Gebiss, transparent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DV Banner Gebiss, transparent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DV Banner Gebiss, transparent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DV Banner Gebiss, transparent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DV Banner Gebiss, transparent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DV Banner Gebiss, transparent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byrinth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byrinth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abyrinth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abyrinth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.00.0000</text:date>, <text:time style:data-style-name="N2" text:time-value="16:58:46.72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7T20:25:49.306207568</meta:creation-date>
    <dc:date>2021-05-06T17:29:18.899000000</dc:date>
    <meta:editing-duration>PT27M3S</meta:editing-duration>
    <meta:editing-cycles>2</meta:editing-cycles>
    <meta:generator>LibreOffice/7.1.2.2$Windows_X86_64 LibreOffice_project/8a45595d069ef5570103caea1b71cc9d82b2aae4</meta:generator>
    <meta:document-statistic meta:table-count="1" meta:cell-count="38" meta:object-count="0"/>
  </office:meta>
</office:document-meta>
</file>